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b8a54" officeooo:paragraph-rsid="0010491d" style:font-size-asian="12pt" style:font-size-complex="12pt"/>
    </style:style>
    <style:style style:name="P2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86ad1" officeooo:paragraph-rsid="0010491d" style:font-size-asian="12pt" style:font-size-complex="12pt"/>
    </style:style>
    <style:style style:name="P3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8d9c9" officeooo:paragraph-rsid="0010491d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9069f" officeooo:paragraph-rsid="0010491d" style:font-size-asian="12pt" style:font-size-complex="12pt"/>
    </style:style>
    <style:style style:name="P5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3965a46" officeooo:paragraph-rsid="0010491d" style:font-size-asian="12pt" style:font-size-complex="12pt"/>
    </style:style>
    <style:style style:name="P6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93637" officeooo:paragraph-rsid="0010491d" style:font-size-asian="12pt" style:font-size-complex="12pt"/>
    </style:style>
    <style:style style:name="P7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a8afc" officeooo:paragraph-rsid="0010491d" style:font-size-asian="12pt" style:font-size-complex="12pt"/>
    </style:style>
    <style:style style:name="P8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bb5c1" officeooo:paragraph-rsid="0010491d" style:font-size-asian="12pt" style:font-size-complex="12pt"/>
    </style:style>
    <style:style style:name="P9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cf4d6" officeooo:paragraph-rsid="0010491d" style:font-size-asian="12pt" style:font-size-complex="12pt"/>
    </style:style>
    <style:style style:name="P10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55caa" officeooo:paragraph-rsid="0010491d" style:font-size-asian="12pt" style:font-size-complex="12pt"/>
    </style:style>
    <style:style style:name="P11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81b97" officeooo:paragraph-rsid="0010491d" style:font-size-asian="12pt" style:font-size-complex="12pt"/>
    </style:style>
    <style:style style:name="P12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d88aa" officeooo:paragraph-rsid="0010491d" style:font-size-asian="12pt" style:font-size-complex="12pt"/>
    </style:style>
    <style:style style:name="P13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88cf3" officeooo:paragraph-rsid="0010491d" style:font-size-asian="12pt" style:font-size-complex="12pt"/>
    </style:style>
    <style:style style:name="P14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94f0e" officeooo:paragraph-rsid="0010491d" style:font-size-asian="12pt" style:font-size-complex="12pt"/>
    </style:style>
    <style:style style:name="P15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a7e09" officeooo:paragraph-rsid="0010491d" style:font-size-asian="12pt" style:font-size-complex="12pt"/>
    </style:style>
    <style:style style:name="P16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italic" fo:font-weight="normal" officeooo:rsid="002d88aa" officeooo:paragraph-rsid="0010491d" style:font-size-asian="12pt" style:font-style-asian="italic" style:font-size-complex="12pt" style:font-style-complex="italic"/>
    </style:style>
    <style:style style:name="P17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386ad1" officeooo:paragraph-rsid="0010491d" style:font-size-asian="12pt" style:font-size-complex="12pt"/>
    </style:style>
    <style:style style:name="T1" style:family="text">
      <style:text-properties officeooo:rsid="03965a46"/>
    </style:style>
    <style:style style:name="T2" style:family="text">
      <style:text-properties officeooo:rsid="02619c28"/>
    </style:style>
    <style:style style:name="T3" style:family="text">
      <style:text-properties officeooo:rsid="0039069f"/>
    </style:style>
    <style:style style:name="T4" style:family="text">
      <style:text-properties officeooo:rsid="00401452"/>
    </style:style>
    <style:style style:name="T5" style:family="text">
      <style:text-properties officeooo:rsid="0182a56d"/>
    </style:style>
    <style:style style:name="T6" style:family="text">
      <style:text-properties officeooo:rsid="0261e90f"/>
    </style:style>
    <style:style style:name="T7" style:family="text">
      <style:text-properties officeooo:rsid="003a8afc"/>
    </style:style>
    <style:style style:name="T8" style:family="text">
      <style:text-properties officeooo:rsid="003bb5c1"/>
    </style:style>
    <style:style style:name="T9" style:family="text">
      <style:text-properties officeooo:rsid="0057b500"/>
    </style:style>
    <style:style style:name="T10" style:family="text">
      <style:text-properties officeooo:rsid="003cf4d6"/>
    </style:style>
    <style:style style:name="T11" style:family="text">
      <style:text-properties officeooo:rsid="007456ed"/>
    </style:style>
    <style:style style:name="T12" style:family="text">
      <style:text-properties officeooo:rsid="002d88aa"/>
    </style:style>
    <style:style style:name="T13" style:family="text">
      <style:text-properties officeooo:rsid="002e966c"/>
    </style:style>
    <style:style style:name="T14" style:family="text">
      <style:text-properties officeooo:rsid="039793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/>
      <text:p text:style-name="P2">До Семи Ветров я всё равно дошёл на полчаса раньше срока и решил исполнить давно <text:span text:style-name="T1">данное </text:span>себе обещан<text:span text:style-name="T1">ие</text:span> — <text:span text:style-name="T2">что когда-нибудь</text:span> посе<text:span text:style-name="T2">щу</text:span> ту семейку берёз посреди строительных угодий. </text:p>
      <text:p text:style-name="P2">По тропке среди жёстких трав я подошёл к их белоствольной группке.</text:p>
      <text:p text:style-name="P2">Вот же суки!</text:p>
      <text:p text:style-name="P2">Жильцы с ближайшей улицы устроили под деревьями свалку бытового мусора. </text:p>
      <text:p text:style-name="P2">Солнце стиснутое облаками зашло без заката. В расстроенных чувствах я понёс свой дурацкий букет по адресу.</text:p>
      <text:p text:style-name="P2">- О!- сказала она.- С цветами!</text:p>
      <text:p text:style-name="P2">Зря, что не с водкой, <text:span text:style-name="T2">сразу </text:span>подумалось мне.</text:p>
      <text:p text:style-name="P2">Мы о чём-то говорили на кухне однокомнатной квартиры на первом этаже. </text:p>
      <text:p text:style-name="P3">За чаепитием случилось происшествие — банка с клубничным вареньем выскользнула у неё из рук и хлопнулась на пол. </text:p>
      <text:p text:style-name="P3">Пришлось долго собирать широкую липкую лужу и замывать пол.</text:p>
      <text:p text:style-name="P3">Часов в одиннадцать она <text:span text:style-name="T2">начала</text:span> отправлять меня <text:span text:style-name="T2">восвояси</text:span>. Мне пришлось гнать дуру, что там уже всё заперто и бегают цепные псы соседки. </text:p>
      <text:p text:style-name="P3">Она, типа, сжалилась и уступила мне половину широкой кровати, но только, чтоб не лез.</text:p>
      <text:p text:style-name="P3">Когда она потушила свет и тоже легла, я попытался продолжить отношения самым естественным образом, но встретил упорное сопротивление.</text:p>
      <text:p text:style-name="P3">Вот те на! Приглашала показать свою девочк<text:span text:style-name="T1">ó</text:span>вость?</text:p>
      <text:p text:style-name="P3"/>
      <text:p text:style-name="P3">Я прекратил попытки и мне стало всё равно, как с бандеролью на полках этажерки.</text:p>
      <text:p text:style-name="P3">А может <text:span text:style-name="T1">она </text:span>потрясена утратой варенья. Всё-таки трёхлитровая банка. </text:p>
      <text:p text:style-name="P3"><text:span text:style-name="T2">Наверное, н</text:span>едобрый знак для суеверных.</text:p>
      <text:p text:style-name="P3">И наплевать, что они там устроили свалку. <text:span text:style-name="T3">Когда я с разных объектов смотрел как они мне машут, то становилось как-то хорошо. Словно обещание чего-то прекрасного. </text:span></text:p>
      <text:p text:style-name="P4">Даже когда на их месте поставят очередную пятиэтажку, они всё так же будут махать мне упругими верхушками сквозь марево зноя. </text:p>
      <text:p text:style-name="P4">Это останется со мной, а куча останется жильцам.</text:p>
      <text:p text:style-name="P3"/>
      <text:p text:style-name="P4">Среди ночи я проснулся от осторожного ощупывания моего члена <text:span text:style-name="T4">через трусы</text:span>.</text:p>
      <text:p text:style-name="P4">Не дождавшаяся изнасилования медсестра проверяла на месте ли. Спросила б лучше у пляжного песка на Сейму. </text:p>
      <text:p text:style-name="P4">Но эти чужие пальцы обшаривающие мою плоть... Это уже где-то было...</text:p>
      <text:p text:style-name="P4">Только я не мог вспомнить где и когда и снова уснул.</text:p>
      <text:p text:style-name="P4">Утром я ушёл отказавшись от чая с сахаром. </text:p>
      <text:p text:style-name="P4">Как её звали? </text:p>
      <text:p text:style-name="P5">Ну, наверное, как-то, примерно, может быть... м-да...</text:p>
      <text:p text:style-name="P4"/>
      <text:p text:style-name="P4">Всё, что мне осталось, так это танцплощадка в <text:span text:style-name="T5">Ц</text:span>ентральном парке на Миру.</text:p>
      <text:p text:style-name="P4">Правда, туда я ходил не как запоздалый стрелок в поисках дичи, а просто потосковать.</text:p>
      <text:p text:style-name="P4">Сеанс ностальгии ценой в 50 коп.</text:p>
      <text:p text:style-name="P6">Одним из первых я заходил в огороженн<text:span text:style-name="T6">ы</text:span>й круг танцплощадки и усаживался на <text:s/>брусья круговой скамьи <text:span text:style-name="T6">в </text:span>давно <text:span text:style-name="T6">облезлой краске</text:span>.</text:p>
      <text:p text:style-name="P6">Большие чёрные ящики колонок в оркестровой раковине бушевали <text:span text:style-name="T1">неплохими</text:span> записями. </text:p>
      <text:p text:style-name="P6">«Живая» музыка канула в прошлое. </text:p>
      <text:p text:style-name="P6">Между номерами один, так сказать, диск-жокей включал микрофон и объявлял что <text:span text:style-name="T5"><text:s/></text:span>прозвучало <text:span text:style-name="T6">только что </text:span>и <text:span text:style-name="T5">ч</text:span>то будет дальше. </text:p>
      <text:p text:style-name="P6"><text:soft-page-break/>Иногда он пытался нелепо шутить. Хорошо, что редко.</text:p>
      <text:p text:style-name="P6">Я смирно сидел, упёршись затылком в трубу ограждения. Вокруг сгущался вечер, но высоко в небе, под ещё не угасшими облаками метались стаи ласточек. </text:p>
      <text:p text:style-name="P6">Точь-в-точь как в день, когда тебе исполнился один месяц и мы привезли тебя на осмотр в детскую поликлинику в коляске с тюлем от сглаза.</text:p>
      <text:p text:style-name="P6">Только те ласточки ещё и пронзительно пищали, кружа над крышей универмага, а этих не слыхать — слишком высоко.</text:p>
      <text:p text:style-name="P6">Потом и небо гасло, наступала ночь, а я всё так же сидел и не танцевал, потому что знал своё место.</text:p>
      <text:p text:style-name="P6">Оно, как и у прочих тридцатилетних, снаружи; под фонарём на парковой аллее. <text:span text:style-name="T7">Можешь остановиться на несколько минут, поглазеть как скачет следующее поколение и — топай в свой быт с диваном напротив телевизора.</text:span></text:p>
      <text:p text:style-name="P7">Я сидел тихо, как инородная частица, слушал музыку и наблюдал сблизи <text:span text:style-name="T1">всё </text:span>уплотняющуюся массу молодняка вокруг <text:span text:style-name="T1">себя</text:span>.</text:p>
      <text:p text:style-name="P7">Вон у той девушки шея длиннее, чем у Нефертити. Красиво. Словно стебель одуванчика. </text:p>
      <text:p text:style-name="P7">И я любовался без всякого возбуждения. </text:p>
      <text:p text:style-name="P7">Когда она пришла с виновато поникшей <text:span text:style-name="T6">и словно бы укоротившейся</text:span> шеей, я знал — срезалась на экзаменах в институт.</text:p>
      <text:p text:style-name="P7">В двенадцатом часу я в общей толпе выходил из парка к трамвайной остановке на Миру. Живущие поближе расходились парами и компаниями. </text:p>
      <text:p text:style-name="P7">Живущие подальше обсуждали: ждать или не ждать? Трамваи в эту пору редко ходят.</text:p>
      <text:p text:style-name="P7"/>
      <text:p text:style-name="P7">Однажды на остановке нас встретил стеклянноглазый мужик лет сорока. </text:p>
      <text:p text:style-name="P7">Он с издёвкой смотрел на подходивших молокососов <text:span text:style-name="T8">своими залитыми зенками</text:span>, уперев ладони в ягодицы; в позе нацистского офицера <text:span text:style-name="T8">у ворот в лагерь смерти, над которыми надпись «Забудь надежду всяк сюда входящий».</text:span></text:p>
      <text:p text:style-name="P8">Парочки и компашки испуганно обходили его, чтобы толпиться на другой половине остановки.</text:p>
      <text:p text:style-name="P8"><text:s/>Он победно лыбился в завоёванном жизненном пространстве.</text:p>
      <text:p text:style-name="P8">Я остановился напротив него, не доходя метра три. </text:p>
      <text:p text:style-name="P8">Что, штурмбанфюрер, потягаемся позами?</text:p>
      <text:p text:style-name="P8">Моя пришла сама собой из кинохроники с Парада победы в Москве сорок пятого года. Помимо свалки фашистских знамён к Мавзолею Ленина там есть ещё кадры мирных жителей. Очень часты девушки с печальными лицами и почти у всех одна и та же поза <text:span text:style-name="T7">—</text:span>левая рука опущена вдоль тела, а правая согнута поперёк живота и <text:span text:style-name="T6">хватается</text:span> за локоть левой.</text:p>
      <text:p text:style-name="P8">Вот эту позу я и принял, стоя против стеклянноглазого. </text:p>
      <text:p text:style-name="P8">Только у меня правая охватывала левую повыше, <text:span text:style-name="T6">чем у печальных девушек </text:span><text:s/>— вокруг предплечья. В результате левая свисала уже как, типа, хобот.</text:p>
      <text:p text:style-name="P8">Противник не выдержал и минуты. </text:p>
      <text:p text:style-name="P8">Он горестно опустил голову, сцепил руки <text:span text:style-name="T9">за</text:span> спин<text:span text:style-name="T9">ой</text:span> в зэковской ухватке и начал мелкими шажками ходить туда-сюда поперёк метровой ширины остановки, <text:span text:style-name="T9">насколько пускали стены невидимой клетки</text:span>.</text:p>
      <text:p text:style-name="P8">Молодняк изумился лёгкости моей победы над тараканищем <text:span text:style-name="T10">и они стали заполнять всю остановку, беря на заметку, на будущее, что знание — сила. </text:span></text:p>
      <text:p text:style-name="P9">На самом же деле, всё это был чистый импровиз — подарок моего поколения ихнему.</text:p>
      <text:p text:style-name="P10"/>
      <text:p text:style-name="P11">И опять как всегда, стуча колёсами и качаясь, вагон электрички уносит меня из Конотопа...</text:p>
      <text:p text:style-name="P11">Куда это, кстати, я?</text:p>
      <text:p text:style-name="P11">За окном чернильная темень, значит не дальше, чем до Нежина; значит к Жомниру еду.</text:p>
      <text:p text:style-name="P11"><text:soft-page-break/>В чёрном окне моё, неясно смазанное двойными стёклами, отражение согласно подкивывает в такт перестуку на стыках: ту-да к не-му ку-да ж е-щё?</text:p>
      <text:p text:style-name="P12">А зачем я туда еду?</text:p>
      <text:p text:style-name="P12">Ну, мало ли... Напечатать его машинкой очередной рассказ, или там, триптих... </text:p>
      <text:p text:style-name="P16"/>
      <text:p text:style-name="P16"><text:span text:style-name="T5">(...п</text:span>ойди упомни из эдакого далека...<text:span text:style-name="T5">)</text:span></text:p>
      <text:p text:style-name="P16"/>
      <text:p text:style-name="P12">Но всё это лишь для отвода глаз, <text:span text:style-name="T11">сплошная ложь</text:span>. На самом деле я еду, чтоб снова и снова испытывать щемящее томление по необратимо невозвратному. </text:p>
      <text:p text:style-name="P12">Еду самоистязаться меланхолией на берегу невидимой реки, на берегу, мимо которого вечность тому назад прожурчала струя, в которой я был любим и мил кому-то...</text:p>
      <text:p text:style-name="P12"/>
      <text:p text:style-name="P11"><text:span text:style-name="T12">Вот зачем электричка мчит, покачиваясь, через ночь, и в одном из её вагонов, над</text:span> проход<text:span text:style-name="T13">ом</text:span>, <text:span text:style-name="T12"><text:s/>я </text:span>сижу на краю трёхместного сиденья, <text:span text:style-name="T13">где </text:span>посер<text:span text:style-name="T13">ё</text:span>д<text:span text:style-name="T13">к</text:span>е <text:span text:style-name="T13">развязно развалился</text:span> мой портфель.</text:p>
      <text:p text:style-name="P11"><text:s/>Редко, но бывает — вагон пуст.</text:p>
      <text:p text:style-name="P11">Ну, или почти пуст. </text:p>
      <text:p text:style-name="P11">Метров за двадцать от меня на сиденьи по эту же сторону от прохода едет девушка. Она едет спиной по ходу поезда, лицом ко мне, одиноко прислонившись головой к стеклу окна.</text:p>
      <text:p text:style-name="P13">С моего места черт её лица не разобрать: просто девушка, одна в пустом вагоне ночной электрички со стрижкой светлых волос.</text:p>
      <text:p text:style-name="P13">До меня ей и дела нет. Она с тихой задумчивостью смотрит за окно, где проносится картина уже ночной темноты позади тусклого отблеска ламп в потолке пустого вагона.</text:p>
      <text:p text:style-name="P13">Конечно пустого — я не в счёт; я смирно сижу вдалеке и вовсе не пялюсь. <text:s/></text:p>
      <text:p text:style-name="P13">Просто смотрю себе вдоль прохода на подрагивающее стекло раздвижной двери в пустой тамбур. </text:p>
      <text:p text:style-name="P13">Это, конечно, не мешает мне сентиментальным краем глаза улавливать её светловолосую головку и часть плечей, что видна поверх множества рядов спинок разделяющих нас сидений.</text:p>
      <text:p text:style-name="P13">Двое в пустом вагоне мчащейся сквозь ночь электрички...</text:p>
      <text:p text:style-name="P13">Но вот она очнулась от грустного оцепенения. Правая рука поправила волосы стрижки. </text:p>
      <text:p text:style-name="P13">Она чуть глубже поворачивается к окну, демонстрируя свой <text:s/>профиль, а затем оборачивает своё лицо ко мне. </text:p>
      <text:p text:style-name="P14">Отсюда не видно куда смотрят её глаза, но и мне уже незачем изображать любопытство к пустому тамбуру: я устремляю взгляд на неё и любуюсь, с платонической откровенностью, обёрнутым ко мне лицом и плечами покрытыми тканью плаща.</text:p>
      <text:p text:style-name="P14">Это всё, на что я способен; я не подкачу к ней с ухарскими прибаутка<text:span text:style-name="T5">м</text:span>и и предложениями: «вы привлекательны, я замечательный, станьте мне третьей женой...» </text:p>
      <text:p text:style-name="P14">Но — ах, она хороша! — даже на этой отдалённой полуразличимости...</text:p>
      <text:p text:style-name="P14">Стук колёс отходит на второй план, его заслоняет прекрасная мелодия Таривердиева из кинофильма «17 мгновений весны», когда разведчику Исаеву, он же Штирлиц, в неприметном кафе Центр устроил свидание с женой.</text:p>
      <text:p text:style-name="P14">Она сидела через три столика от него, чтоб он любовался ею после десяти лет разлуки. </text:p>
      <text:p text:style-name="P14">Как живётся ей в уже неведомом ему СССР? </text:p>
      <text:p text:style-name="P14">Но он отметает все лишние мысли и смотрит украдкой, неприметно, <text:s/>на новые черты почти полузнакомой женщины. Ещё немного! Ещё чуть-чуть!..</text:p>
      <text:p text:style-name="P14">Нет. Сопровождающий её разведчик в штатском смотрит на свои часы. Свидание окончено.</text:p>
      <text:p text:style-name="P14"><text:s/>Он уводит её, чтобы сбить со следа гестаповских ищеек...</text:p>
      <text:p text:style-name="P15">Но здесь, в вагоне, не стихает мелодия Таривердиева — <text:span text:style-name="T6">мы</text:span> бесконтрольно одни...</text:p>
      <text:p text:style-name="P15">БРЭННГГ! ЗПРТЫЧ!!</text:p>
      <text:p text:style-name="P15"><text:soft-page-break/>Из череды сиденных спинок между нами, как из чуть скошенной колоды карт, всплывает красная рожа джокера. </text:p>
      <text:p text:style-name="P15">Мы не одни! </text:p>
      <text:p text:style-name="P15">Этот алкаш всю дорогу спал между нами!</text:p>
      <text:p text:style-name="P15">Его похмельно красная харя семафорит:</text:p>
      <text:p text:style-name="P15">- Стоп! Дистанционный флирт окончен!..</text:p>
      <text:p text:style-name="P15"/>
      <text:p text:style-name="P15">Как я ржал! Без удержу и остановок.</text:p>
      <text:p text:style-name="P1">Ханыга с мутным не<text:span text:style-name="T6">до</text:span>пониманием уставился на мои пароксизмы, оглянулся на девушку, утёр отвешенные губы и нетвёрдой походкой направился к тамбуру, а там и в другой вагон.</text:p>
      <text:p text:style-name="P1"><text:s/>Ему не <text:span text:style-name="T14">в кайф</text:span> в одном вагоне с ржущими конями.</text:p>
      <text:p text:style-name="P1">Ты прав, ханыга! Каждому — своё. </text:p>
      <text:p text:style-name="P1">И мне пора завязывать с одной и той же меланхоличной жвачкой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01:36.924186050</meta:creation-date>
    <dc:date>2017-03-03T17:01:41.178981840</dc:date>
    <dc:creator>sehrguey </dc:creator>
    <meta:editing-duration>PT4S</meta:editing-duration>
    <meta:editing-cycles>1</meta:editing-cycles>
    <meta:document-statistic meta:table-count="0" meta:image-count="0" meta:object-count="0" meta:page-count="4" meta:paragraph-count="101" meta:word-count="1439" meta:character-count="9171" meta:non-whitespace-character-count="7772"/>
    <meta:generator>LibreOffice/4.3.3.2$Linux_x86 LibreOffice_project/430m0$Build-2</meta:generator>
  </office:meta>
</office:document-meta>
</file>